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26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34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lign="top" style:vertical-align="top"/>
      <style:paragraph-properties fo:text-align="center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G_protocols" table:style-name="ta1">
        <table:table-column table:style-name="co1" table:number-columns-repeated="1021" table:default-cell-style-name="ce3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 table:number-columns-spanned="13" table:number-rows-spanned="1">
            <text:p>所有数据16进制</text:p>
          </table:table-cell>
          <table:covered-table-cell table:number-columns-repeated="12" table:style-name="ce1"/>
          <table:table-cell table:style-name="ce1" table:number-columns-repeated="100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3" table:number-rows-spanned="1">
            <text:p>初始信息配置指令</text:p>
          </table:table-cell>
          <table:covered-table-cell table:number-columns-repeated="12" table:style-name="ce1"/>
          <table:table-cell table:style-name="ce1" office:value-type="string" calcext:value-type="string" table:number-columns-spanned="7" table:number-rows-spanned="3">
            <text:p>终端号：所有终端共用一套程序，因此初始状态下所有终端的终端号相同，通过上位机配置每个终端获得不同的终端号，一般从首个终端开始终端号依次是：1,3,5,7,9...</text:p>
            <text:p>源地址，目的地址：当前指令的作用范围，连个地址形成一个终端号区间，区间内的终端都接收该指令</text:p>
          </table:table-cell>
          <table:covered-table-cell table:number-columns-repeated="6" table:style-name="ce1"/>
          <table:table-cell table:style-name="ce1" table:number-columns-repeated="100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2" table:number-rows-spanned="1">
            <text:p>帧头</text:p>
          </table:table-cell>
          <table:covered-table-cell table:style-name="ce1"/>
          <table:table-cell table:style-name="ce1" office:value-type="string" calcext:value-type="string">
            <text:p>长度</text:p>
          </table:table-cell>
          <table:table-cell table:style-name="ce1" office:value-type="string" calcext:value-type="string">
            <text:p>源地址</text:p>
          </table:table-cell>
          <table:table-cell table:style-name="ce1" office:value-type="string" calcext:value-type="string">
            <text:p>目的地址</text:p>
          </table:table-cell>
          <table:table-cell table:style-name="ce1" office:value-type="string" calcext:value-type="string">
            <text:p>类型</text:p>
          </table:table-cell>
          <table:table-cell table:style-name="ce1" office:value-type="string" calcext:value-type="string">
            <text:p>终端号</text:p>
          </table:table-cell>
          <table:table-cell table:style-name="ce1" office:value-type="string" calcext:value-type="string" table:number-columns-spanned="2" table:number-rows-spanned="1">
            <text:p>前端终端号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后端终端号</text:p>
          </table:table-cell>
          <table:covered-table-cell table:style-name="ce1"/>
          <table:table-cell table:style-name="ce1" office:value-type="string" calcext:value-type="string">
            <text:p>保留位</text:p>
          </table:table-cell>
          <table:table-cell table:style-name="ce1" office:value-type="string" calcext:value-type="string">
            <text:p>校验和</text:p>
          </table:table-cell>
          <table:covered-table-cell table:number-columns-repeated="7" table:style-name="ce1"/>
          <table:table-cell table:style-name="ce1" table:number-columns-repeated="1001"/>
          <table:table-cell table:number-columns-repeated="3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D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F0</text:p>
          </table:table-cell>
          <table:table-cell table:number-columns-repeated="7" office:value-type="string" calcext:value-type="string">
            <text:p>xx</text:p>
          </table:table-cell>
          <table:covered-table-cell table:number-columns-repeated="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 table:number-columns-spanned="13" table:number-rows-spanned="1">
            <text:p>读取单点配置信息指令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repeated="6"/>
          <table:table-cell table:style-name="Default"/>
          <table:table-cell table:style-name="ce1" office:value-type="string" calcext:value-type="string">
            <text:p>校验和</text:p>
          </table:table-cell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A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F1</text:p>
          </table:table-cell>
          <table:table-cell table:number-columns-repeated="2" office:value-type="string" calcext:value-type="string">
            <text:p>xx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3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office:value-type="string" calcext:value-type="string" table:number-columns-spanned="13" table:number-rows-spanned="1">
            <text:p>实时时钟配置指令</text:p>
          </table:table-cell>
          <table:covered-table-cell table:number-columns-repeated="12"/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 table:number-columns-spanned="14" table:number-rows-spanned="1">
            <text:p>获取某段铁轨信息指令</text:p>
          </table:table-cell>
          <table:covered-table-cell table:number-columns-repeated="13"/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 table:number-columns-spanned="14" table:number-rows-spanned="1">
            <text:p>获取单点铁轨信息指令</text:p>
          </table:table-cell>
          <table:covered-table-cell table:number-columns-repeated="13"/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 table:number-columns-spanned="14" table:number-rows-spanned="1">
            <text:p>超声信号发射指令</text:p>
          </table:table-cell>
          <table:covered-table-cell table:number-columns-repeated="13"/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 table:number-columns-spanned="14" table:number-rows-spanned="1">
            <text:p>立即获取未知终端基本信息指令</text:p>
          </table:table-cell>
          <table:covered-table-cell table:number-columns-repeated="13"/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 table:number-columns-spanned="13" table:number-rows-spanned="1">
            <text:p>终端失去联系的处理</text:p>
          </table:table-cell>
          <table:covered-table-cell table:number-columns-repeated="12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02:35:33.779067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4T03:48:36.322888066</dc:date>
    <meta:editing-duration>PT1H19M48S</meta:editing-duration>
    <meta:editing-cycles>20</meta:editing-cycles>
    <meta:generator>LibreOffice/6.0.7.3$Linux_X86_64 LibreOffice_project/00m0$Build-3</meta:generator>
    <meta:document-statistic meta:table-count="1" meta:cell-count="42" meta:object-count="0"/>
  </office:meta>
</office:document-meta>
</file>